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Courier New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style:contextual-spacing="false" fo:background-color="#c7c7b8">
        <style:background-image/>
      </style:paragraph-properties>
    </style:style>
    <style:style style:name="P3" style:family="paragraph" style:parent-style-name="Preformatted_20_Text">
      <style:paragraph-properties fo:margin-top="0cm" fo:margin-bottom="0.499cm" style:contextual-spacing="false" style:line-height-at-least="0.476cm" fo:background-color="#c7c7b8">
        <style:background-image/>
      </style:paragraph-properties>
    </style:style>
    <style:style style:name="P4" style:family="paragraph" style:parent-style-name="Standard">
      <style:text-properties officeooo:paragraph-rsid="00115535"/>
    </style:style>
    <style:style style:name="T1" style:family="text">
      <style:text-properties style:font-name="Consolas" fo:font-size="9pt"/>
    </style:style>
    <style:style style:name="T2" style:family="text">
      <style:text-properties officeooo:rsid="001155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μTorrent is a freeware and a closed source BitTorrent Client. One of the most used lightweight BitTorrent Client, Now it is available for Linux as μTorrent Server. You can download the tar file from <text:a xlink:type="simple" xlink:href="http://www.utorrent.com/">utorrent.com</text:a>. Before installing the uTorrent, you have to install the dependency library.</text:p>
      <text:h text:style-name="Heading_20_2" text:outline-level="2">To Install Dependency Library</text:h>
      <text:p text:style-name="Text_20_body"><text:span text:style-name="Strong_20_Emphasis">Fedora </text:span>users <text:a xlink:type="simple" xlink:href="http://www.howopensource.com/2011/08/utserver-error-while-loading-shared-libraries-libssl-so-0-9-8-libcrypto-so-0-9-8-solved/"><text:span text:style-name="Strong_20_Emphasis">Click Here</text:span></text:a> after installing the utserver, to install the library files.</text:p>
      <text:p text:style-name="Text_20_body"><text:span text:style-name="Strong_20_Emphasis">Ubuntu 13.04 / 12.10 / 12.04 / 11.10</text:span> users run the below command to install the dependency library. Issue the password for the user when prompted.</text:p>
      <text:p text:style-name="P2"><text:span text:style-name="Strong_20_Emphasis">sudo apt-get install libssl0.9.8:i386</text:span></text:p>
      <text:p text:style-name="Text_20_body">Now Open a Terminal and use the following command to download.</text:p>
      <text:p text:style-name="P2"><text:span text:style-name="Strong_20_Emphasis">wget http://download.utorrent.com/linux/utorrent-server-3.0-25053.tar.gz</text:span></text:p>
      <text:p text:style-name="Text_20_body">After downloading the tar file, move to the directory where the downloaded file is located.</text:p>
      <text:p text:style-name="Text_20_body">For example if the downloaded file is in Downloads directory then use the below command.</text:p>
      <text:p text:style-name="P2"><text:span text:style-name="Strong_20_Emphasis">cd Downloads/</text:span></text:p>
      <text:p text:style-name="Text_20_body">Now copy / move the tar file to opt directory, use the following command to copy the file to opt directory. Type the password for the user when prompted. Then extract it.</text:p>
      <text:p text:style-name="P2"><text:span text:style-name="Strong_20_Emphasis">sudo cp utorrent-server-3.0-25053.tar.gz /opt/</text:span></text:p>
      <text:p text:style-name="P1"><draw:a xlink:type="simple" xlink:href="http://cdn.howopensource.com/wp-content/uploads/2011/08/utorrent.png"><draw:frame draw:style-name="fr1" draw:name="graphics1" text:anchor-type="as-char" svg:width="6.138cm" svg:height="6.138cm" draw:z-index="0"><draw:image xlink:href="http://cdn.howopensource.com/wp-content/uploads/2011/08/utorrent.png" xlink:type="simple" xlink:show="embed" xlink:actuate="onLoad"/></draw:frame></draw:a></text:p>
      <text:p text:style-name="Text_20_body">Now move to the opt directory to extract the tar file. Run the following commands one by one.</text:p>
      <text:p text:style-name="P2"><text:span text:style-name="Strong_20_Emphasis">cd /opt/</text:span></text:p>
      <text:p text:style-name="P2"><text:span text:style-name="Strong_20_Emphasis">sudo tar -xvf utorrent-server-3.0-25053.tar.gz</text:span></text:p>
      <text:p text:style-name="Text_20_body">After extracting the tar file remove it.</text:p>
      <text:p text:style-name="P3"><text:span text:style-name="Strong_20_Emphasis">sudo rm -rf </text:span><text:span text:style-name="Strong_20_Emphasis"><text:span text:style-name="T1">utorrent-server-3.0-25053.tar.gz</text:span></text:span></text:p>
      <text:p text:style-name="Text_20_body">Change the permission of the extracted folder.</text:p>
      <text:p text:style-name="P2"><text:span text:style-name="Strong_20_Emphasis">sudo chmod 777 -R utorrent-server-v3_0/</text:span></text:p>
      <text:p text:style-name="Text_20_body">Create a symbolic link so that you can run the torrent server from terminal.</text:p>
      <text:p text:style-name="P2"><text:span text:style-name="Strong_20_Emphasis">sudo ln -s /opt/utorrent-server-v3_0/utserver /usr/bin/utserver</text:span></text:p>
      <text:p text:style-name="Text_20_body"><text:soft-page-break/>That’s it. Now you can start the utorrent server by using the following command in terminal.</text:p>
      <text:p text:style-name="P2"><text:span text:style-name="Strong_20_Emphasis">utserver -settingspath /opt/utorrent-server-v3_0/ &amp;</text:span></text:p>
      <text:h text:style-name="Heading_20_2" text:outline-level="2">To access utorrent server</text:h>
      <text:p text:style-name="Text_20_body">Open a browser and type the following line.</text:p>
      <text:p text:style-name="P2"><text:span text:style-name="Strong_20_Emphasis">http://localhost:8080/gui/</text:span></text:p>
      <text:p text:style-name="Text_20_body">Type the <text:span text:style-name="Strong_20_Emphasis">User Name</text:span> as <text:span text:style-name="Strong_20_Emphasis">admin</text:span> and leave the <text:span text:style-name="Strong_20_Emphasis">password</text:span> field as <text:span text:style-name="Strong_20_Emphasis">empty</text:span> and click <text:span text:style-name="Strong_20_Emphasis">ok</text:span>.Check the screen shot below.</text:p>
      <text:p text:style-name="P4"><text:span text:style-name="T2">nubilies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, Monaco, 'Courier New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s </meta:initial-creator>
    <meta:creation-date>2013-11-04T04:29:17</meta:creation-date>
    <dc:date>2013-11-06T05:13:23</dc:date>
    <dc:creator>manas 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1" meta:object-count="0" meta:page-count="2" meta:paragraph-count="29" meta:word-count="294" meta:character-count="1938" meta:non-whitespace-character-count="1671"/>
  </office:meta>
</office:document-meta>
</file>